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background-color="#ff3300"/>
    </style:style>
    <style:style style:name="P4" style:family="paragraph" style:parent-style-name="Standard" style:master-page-name="MP0">
      <style:paragraph-properties fo:text-align="justify" style:justify-single-word="false" style:page-number="auto" fo:break-before="page"/>
    </style:style>
    <style:style style:name="P5" style:family="paragraph" style:parent-style-name="Standard">
      <style:paragraph-properties fo:text-align="justify" style:justify-single-word="false"/>
    </style:style>
    <style:style style:name="T1" style:family="text">
      <style:text-properties fo:background-color="#ffff00" loext:char-shading-value="0"/>
    </style:style>
    <style:style style:name="T2" style:family="text">
      <style:text-properties fo:background-color="#9933ff" loext:char-shading-value="0"/>
    </style:style>
    <style:style style:name="T3" style:family="text">
      <style:text-properties fo:background-color="#00cc00" loext:char-shading-value="0"/>
    </style:style>
    <style:style style:name="T4" style:family="text">
      <style:text-properties fo:background-color="#ffffff" loext:char-shading-value="0"/>
    </style:style>
    <style:style style:name="T5" style:family="text">
      <style:text-properties fo:background-color="#cc0000" loext:char-shading-value="0"/>
    </style:style>
    <style:style style:name="T6" style:family="text">
      <style:text-properties style:language-asian="pt" style:country-asian="BR" style:language-complex="ar" style:country-complex="SA"/>
    </style:style>
    <style:style style:name="T7" style:family="text">
      <style:text-properties fo:background-color="#00ffff" loext:char-shading-value="0"/>
    </style:style>
    <style:style style:name="T8" style:family="text">
      <style:text-properties fo:font-variant="normal" fo:text-transform="none" style:text-position="0% 100%" fo:font-style="normal" style:text-underline-style="none"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Métricas de Software</text:p>
      <text:p text:style-name="P1"/>
      <text:p text:style-name="P1">4.1 Processo de Medição</text:p>
      <text:p text:style-name="P1"/>
      <text:p text:style-name="Standard">A ISO 15939 <text:reference-mark-start text:name="ZOTERO_ITEM CSL_CITATION {&quot;citationID&quot;:&quot;1f8qr24c29&quot;,&quot;properties&quot;:{&quot;formattedCitation&quot;:&quot;{\\rtf (\\uc0\\u8220{}measurement process 15939.pdf\\uc0\\u8221{}, [s.d.])}&quot;,&quot;plainCitation&quot;:&quot;(“measurement process 15939.pdf”, [s.d.])&quot;},&quot;citationItems&quot;:[{&quot;id&quot;:29,&quot;uris&quot;:[&quot;http://zotero.org/users/2052496/items/QI9GC69H&quot;],&quot;uri&quot;:[&quot;http://zotero.org/users/2052496/items/QI9GC69H&quot;],&quot;itemData&quot;:{&quot;id&quot;:29,&quot;type&quot;:&quot;webpage&quot;,&quot;title&quot;:&quot;measurement process 15939.pdf&quot;,&quot;URL&quot;:&quot;https://cours.etsmtl.ca/mgl800/private/Normes/iso/measurement%20process%2015939.pdf&quot;,&quot;accessed&quot;:{&quot;date-parts&quot;:[[&quot;2014&quot;,9,13]]}}}],&quot;schema&quot;:&quot;https://github.com/citation-style-language/schema/raw/master/csl-citation.json&quot;} RNDQSA2vScg3A"/><text:span text:style-name="T8">(“measurement process 15939.pdf”, [s.d.])</text:span><text:reference-mark-end text:name="ZOTERO_ITEM CSL_CITATION {&quot;citationID&quot;:&quot;1f8qr24c29&quot;,&quot;properties&quot;:{&quot;formattedCitation&quot;:&quot;{\\rtf (\\uc0\\u8220{}measurement process 15939.pdf\\uc0\\u8221{}, [s.d.])}&quot;,&quot;plainCitation&quot;:&quot;(“measurement process 15939.pdf”, [s.d.])&quot;},&quot;citationItems&quot;:[{&quot;id&quot;:29,&quot;uris&quot;:[&quot;http://zotero.org/users/2052496/items/QI9GC69H&quot;],&quot;uri&quot;:[&quot;http://zotero.org/users/2052496/items/QI9GC69H&quot;],&quot;itemData&quot;:{&quot;id&quot;:29,&quot;type&quot;:&quot;webpage&quot;,&quot;title&quot;:&quot;measurement process 15939.pdf&quot;,&quot;URL&quot;:&quot;https://cours.etsmtl.ca/mgl800/private/Normes/iso/measurement%20process%2015939.pdf&quot;,&quot;accessed&quot;:{&quot;date-parts&quot;:[[&quot;2014&quot;,9,13]]}}}],&quot;schema&quot;:&quot;https://github.com/citation-style-language/schema/raw/master/csl-citation.json&quot;} RNDQSA2vScg3A"/> define medição como a união de operações cujo objetivo é atribuir um valor a uma métrica. Ainda segundo a ISO 15939, <text:span text:style-name="Fonte_20_parág._20_padrão"><text:span text:style-name="T1">(REFEÊNCIA 1)</text:span></text:span> o processo de medição é a chave primária para a gerência de um software e suas atividades no seu ciclo de vida, além disso, um processo de melhoria contínua requer mudanças evolutivas e mudanças evolutivas requerem um processo de medição.</text:p>
      <text:p text:style-name="P1"><text:tab/>Complementando o conceito levantado anteriormente, é possível afirmar de acordo com a ISO/IEC 9126-1 <text:span text:style-name="Fonte_20_parág._20_padrão"><text:span text:style-name="T2">(REFEÊNCIA 2) </text:span></text:span><text:s/>que a medição é a utilização de uma métrica para <text:s/>atribuir um valor, que pode ser um número ou uma categoria, obtido a partir de uma escala a um atributo de uma entidade.</text:p>
      <text:p text:style-name="P1"><text:tab/>A escala, citada anteriormente, pode ser definida como um conjunto de categorias para as quais os atributos estão mapeados, de modo que um atributo de medição está associado a uma escala (ISO 15939) <text:span text:style-name="Fonte_20_parág._20_padrão"><text:span text:style-name="T1">(REFEÊNCIA 1)</text:span></text:span> . Essas escalas podem ser divididas em:<text:tab/></text:p>
      <text:p text:style-name="P1"><text:tab/>- Nominal: A ordem não possui significado na interpretação dos valores (Meirelles 2013) <text:span text:style-name="Fonte_20_parág._20_padrão"><text:span text:style-name="T3">(REFEÊNCIA 4)</text:span></text:span></text:p>
      <text:p text:style-name="P1"><text:span text:style-name="Fonte_20_parág._20_padrão"><text:span text:style-name="T4"><text:tab/>- Ordinal: A ordem dos valores possui significado, porém a distância entre os valores não. (Meirelles 2013) </text:span></text:span><text:span text:style-name="Fonte_20_parág._20_padrão"><text:span text:style-name="T3">(REFEÊNCIA 4)</text:span></text:span></text:p>
      <text:p text:style-name="P1"><text:span text:style-name="Fonte_20_parág._20_padrão"><text:span text:style-name="T4"><text:tab/>- <text:s/>Intervalo: <text:s/>A ordem dos valores possui significado e a distância entre os valores também. Porém, a proporção entre os valores não necessariamente possui significado. (Meirelles 2013) </text:span></text:span><text:span text:style-name="Fonte_20_parág._20_padrão"><text:span text:style-name="T3">(REFEÊNCIA 4)</text:span></text:span></text:p>
      <text:p text:style-name="P1"><text:span text:style-name="Fonte_20_parág._20_padrão"><text:span text:style-name="T4"><text:tab/>- Racional: Semelhante a a medida com escala do tipo intervalo, porém a proporção possui significado. (Meirelles 2013) </text:span></text:span><text:span text:style-name="Fonte_20_parág._20_padrão"><text:span text:style-name="T3">(REFEÊNCIA 4)</text:span></text:span></text:p>
      <text:p text:style-name="P1"><text:tab/>A ISO 15939 <text:span text:style-name="Fonte_20_parág._20_padrão"><text:span text:style-name="T1">(REFEÊNCIA 1)</text:span></text:span> divide o processo de medição em dois métodos diferentes, que se distinguem pela natureza do que é quantificado:</text:p>
      <text:p text:style-name="P1"><text:tab/>- Subjetiva: Quantificação envolvendo julgamento de um humano</text:p>
      <text:p text:style-name="P1"><text:tab/>- Objetiva: Quantificação baseada em regras numéricas. Essas regras podem ser implementadas por um humano.</text:p>
      <text:p text:style-name="P1"/>
      <text:p text:style-name="P1">4.3 Definição das métricas de software</text:p>
      <text:p text:style-name="P1"/>
      <text:p text:style-name="P1">Fenton e Pfleeger <text:span text:style-name="Fonte_20_parág._20_padrão"><text:span text:style-name="T5">(REFERENCIA 3)</text:span></text:span>, mostraram que o termo métricas de software abrange muitas atividades, as quais estão envolvidas em um certo grau de medição de um software, como por exemplo estimativa de custo, estimativa de esforço e capacidade de reaproveitamento de elementos do software. Nesse contexto ISO/IEC 9126-1 categoriza as seguintes métricas de acordo com os diferentes tipos de medição:</text:p>
      <text:p text:style-name="P1"/>
      <text:p text:style-name="P1">- Métricas internas: Aplicadas em um produto de software não executável, como código fonte. Oferecem aos usuários, desenvolvedores ou avaliadores o benefício de poder avaliar a qualidade do produto antes que ele seja executável.</text:p>
      <text:p text:style-name="P1">- Métrica externas: Aplicadas a um produto de software executável, medindo o comportamento do sistema do qual o software é uma parte através de teste, operação ou mesmo obervação. Oferecem aos usuários, desenvolvedores ou avaliadores o benefício de poder avaliar a qualidade do produto durante seu processo de teste ou operação.</text:p>
      <text:p text:style-name="P1">- Métricas de qualidade em uso: Aplicadas para medir o quanto um produto atende as necessidades de um usuário para que sejam atingidas metas especificadas como eficácia, produtividade, segurança e satisfação.</text:p>
      <text:p text:style-name="P1">A figura abaixo reflete como as métricas influenciam nos contextos em que elas estão envolvidas, seja em relação ao software propriamente dito (tanto internamente quanto externamente) ou ao efeito produzido pelo uso de software:</text:p>
      <text:p text:style-name="P2"><text:soft-page-break/><text:span text:style-name="Fonte_20_parág._20_padrão"><text:span text:style-name="T6"/></text:span></text:p>
      <text:p text:style-name="P1"/>
      <text:p text:style-name="P1"/>
      <text:p text:style-name="P1">4.3 Métricas de código fonte</text:p>
      <text:p text:style-name="P1"/>
      <text:p text:style-name="P1">Serão utilizadas nesse trabalho de concluso de curso métricas de código fonte, que segundo (MEIRELLES 2013) <text:span text:style-name="Fonte_20_parág._20_padrão"><text:span text:style-name="T3">(REFEÊNCIA 4)</text:span></text:span> são métricas do tipo objetiva calculadas a partir da análise estática do código fonte de um software. As métricas de código fonte serão divididas em duas categorias, seguindo a categorização adotada por (BAUFAKER, 2014)<text:span text:style-name="Fonte_20_parág._20_padrão"><text:span text:style-name="T3"> </text:span></text:span><text:span text:style-name="Fonte_20_parág._20_padrão"><text:span text:style-name="T7">(REFEÊNCIA 5)</text:span></text:span>: Métricas de tamanho e complexidade e métricas de orientação a objetos.</text:p>
      <text:p text:style-name="P1"/>
      <text:p text:style-name="P1">4.3.1 Métricas de tamanho e complexidade</text:p>
      <text:p text:style-name="P1"/>
      <text:p text:style-name="P3">Explicar o que são métricas de tamanho</text:p>
      <text:p text:style-name="P1"/>
      <text:p text:style-name="P1">- LOC</text:p>
      <text:p text:style-name="P1">- AMLOC</text:p>
      <text:p text:style-name="P1">- ACCM</text:p>
      <text:p text:style-name="P1"/>
      <text:p text:style-name="P1">4.3.2 Métricas de Orientação a Objetos</text:p>
      <text:p text:style-name="P1"/>
      <text:p text:style-name="P3">Explicar o que são métricas de orientação a objetos</text:p>
      <text:p text:style-name="P1"/>
      <text:p text:style-name="P1">- ACC</text:p>
      <text:p text:style-name="P1">- ANPM</text:p>
      <text:p text:style-name="P1">- CBO</text:p>
      <text:p text:style-name="P1">- DIT</text:p>
      <text:p text:style-name="P1">- LCOM4</text:p>
      <text:p text:style-name="P1">- NOC</text:p>
      <text:p text:style-name="P1">- NOM</text:p>
      <text:p text:style-name="P1">- NPA</text:p>
      <text:p text:style-name="P1">- RFC</text:p>
      <text:p text:style-name="P1"><text:s/></text:p>
      <text:p text:style-name="P1">4.4 Configurações de qualidade para métricas de código fonte</text:p>
      <text:p text:style-name="P1"/>
      <text:p text:style-name="P1">4.5 Cenários de limpeza</text:p>
      <text:p text:style-name="P1"/>
      <text:p text:style-name="P1">Referências</text:p>
      <text:p text:style-name="P1"/>
      <text:p text:style-name="P1">Referencia 1 – Arquivo Adoption of ISOIEC 15939 Systems and Software Engineerin na pasta referências/métricas Dropbox</text:p>
      <text:p text:style-name="P1"/>
      <text:p text:style-name="P1">Referencia 2 – ISO 9126 referências/métricas Dropbox</text:p>
      <text:p text:style-name="P1"/>
      <text:p text:style-name="P1">Referencia 3- Livro Software Metrics na pasta referências/metricas Dropbox</text:p>
      <text:p text:style-name="P1"/>
      <text:p text:style-name="P1">..</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9-05T19:52:00Z</meta:creation-date>
    <dc:date>2014-09-14T23:05:03.308083653</dc:date>
    <meta:editing-cycles>51</meta:editing-cycles>
    <meta:editing-duration>PT9H9M</meta:editing-duration>
    <meta:document-statistic meta:table-count="0" meta:image-count="0" meta:object-count="0" meta:page-count="2" meta:paragraph-count="44" meta:word-count="682" meta:character-count="4332" meta:non-whitespace-character-count="3676"/>
    <meta:user-defined meta:name="ZOTERO_PREF_1">&lt;data data-version="3" zotero-version="4.0.22"&gt;&lt;session id="Ka9vEamg"/&gt;&lt;style id="http://www.zotero.org/styles/associacao-brasileira-de-normas-tecnicas" hasBibliography="1" bibliographyStyleHasBeenSet="0"/&gt;&lt;prefs&gt;&lt;pref name="fieldType" value="ReferenceMar</meta:user-defined>
    <meta:user-defined meta:name="ZOTERO_PREF_2">k"/&gt;&lt;pref name="storeReferences" value="true"/&gt;&lt;pref name="automaticJournalAbbreviations" value="true"/&gt;&lt;pref name="noteType" value="0"/&gt;&lt;/prefs&gt;&lt;/data&gt;</meta:user-defined>
    <meta:template xlink:type="simple" xlink:actuate="onRequest" xlink:title="" xlink:href="Normal"/>
  </office:meta>
</office:document-meta>
</file>